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📚 3. Literature Review (Concise for Planning Report)</text:h>
      <text:p text:style-name="Text_20_body">You don’t need full dissertation depth yet.</text:p>
      <text:p text:style-name="Text_20_body">Include:</text:p>
      <text:list text:style-name="L1">
        <text:list-item>
          <text:p text:style-name="P1">Traditional dehazing (Dark Channel Prior, atmospheric scattering model)</text:p>
        </text:list-item>
        <text:list-item>
          <text:p text:style-name="P1">CNN-based approaches</text:p>
        </text:list-item>
        <text:list-item>
          <text:p text:style-name="P1">GAN-based approaches (briefly)</text:p>
        </text:list-item>
        <text:list-item>
          <text:p text:style-name="P1">Common evaluation metrics (PSNR, SSIM)</text:p>
        </text:list-item>
        <text:list-item>
          <text:p text:style-name="P1">Gaps or limitations in current approaches</text:p>
        </text:list-item>
      </text:list>
      <text:p text:style-name="Text_20_body">This shows you understand the field.</text:p>
      <text:p text:style-name="Horizontal_20_Line"/>
      <text:h text:style-name="Heading_20_1" text:outline-level="1">🧪 4. Methodology</text:h>
      <text:p text:style-name="Text_20_body">This is the core.</text:p>
      <text:h text:style-name="Heading_20_2" text:outline-level="2">4.1 Dataset</text:h>
      <text:list text:style-name="L2">
        <text:list-item>
          <text:p text:style-name="P2">Number of images (~10,255)</text:p>
        </text:list-item>
        <text:list-item>
          <text:p text:style-name="P2">Resolution (600×420)</text:p>
        </text:list-item>
        <text:list-item>
          <text:p text:style-name="P2">Source of dataset</text:p>
        </text:list-item>
        <text:list-item>
          <text:p text:style-name="P2">Train/validation/test split strategy</text:p>
        </text:list-item>
        <text:list-item>
          <text:p text:style-name="P2">Preprocessing (resizing, normalization, augmentation)</text:p>
        </text:list-item>
      </text:list>
      <text:p text:style-name="Horizontal_20_Line"/>
      <text:h text:style-name="Heading_20_2" text:outline-level="2">4.2 Model Architecture</text:h>
      <text:list text:style-name="L3">
        <text:list-item>
          <text:p text:style-name="P3">Type (e.g., U-Net / CNN-based encoder-decoder)</text:p>
        </text:list-item>
        <text:list-item>
          <text:p text:style-name="P3">Justification for architecture choice</text:p>
        </text:list-item>
        <text:list-item>
          <text:p text:style-name="P3">Loss function (MSE, L1, perceptual loss, etc.)</text:p>
        </text:list-item>
        <text:list-item>
          <text:p text:style-name="P3">Optimizer (Adam, learning rate)</text:p>
        </text:list-item>
        <text:list-item>
          <text:p text:style-name="P3">Batch size</text:p>
        </text:list-item>
        <text:list-item>
          <text:p text:style-name="P3">Number of epochs</text:p>
        </text:list-item>
      </text:list>
      <text:p text:style-name="Text_20_body">Keep it justified, not random.</text:p>
      <text:p text:style-name="Horizontal_20_Line"/>
      <text:h text:style-name="Heading_20_2" text:outline-level="2"><text:soft-page-break/>4.3 Training Setup</text:h>
      <text:list text:style-name="L4">
        <text:list-item>
          <text:p text:style-name="P4">Framework: PyTorch</text:p>
        </text:list-item>
        <text:list-item>
          <text:p text:style-name="P4">Hardware: AMD GPU (2048 stream processors, 16GB VRAM)</text:p>
        </text:list-item>
        <text:list-item>
          <text:p text:style-name="P4">Software stack: ROCm + Linux</text:p>
        </text:list-item>
        <text:list-item>
          <text:p text:style-name="P4">Use of GPU acceleration</text:p>
        </text:list-item>
        <text:list-item>
          <text:p text:style-name="P4">Mixed precision (if planned)</text:p>
        </text:list-item>
        <text:list-item>
          <text:p text:style-name="P4">Checkpointing strategy</text:p>
        </text:list-item>
      </text:list>
      <text:p text:style-name="Text_20_body">This is where you demonstrate systems awareness.</text:p>
      <text:p text:style-name="Horizontal_20_Line"/>
      <text:h text:style-name="Heading_20_2" text:outline-level="2">4.4 Evaluation Metrics</text:h>
      <text:p text:style-name="Text_20_body">Define clearly:</text:p>
      <text:list text:style-name="L5">
        <text:list-item>
          <text:p text:style-name="P5">PSNR</text:p>
        </text:list-item>
        <text:list-item>
          <text:p text:style-name="P5">SSIM</text:p>
        </text:list-item>
        <text:list-item>
          <text:p text:style-name="P5">Possibly inference time</text:p>
        </text:list-item>
        <text:list-item>
          <text:p text:style-name="P5">Visual comparison</text:p>
        </text:list-item>
      </text:list>
      <text:p text:style-name="Text_20_body">Explain why each metric matters.</text:p>
      <text:p text:style-name="Horizontal_20_Line"/>
      <text:h text:style-name="Heading_20_1" text:outline-level="1">⚙️ 5. Technical Infrastructure</text:h>
      <text:p text:style-name="Text_20_body">Very important for your case.</text:p>
      <text:p text:style-name="Text_20_body">Include:</text:p>
      <text:list text:style-name="L6">
        <text:list-item>
          <text:p text:style-name="P6">ROCm compatibility considerations</text:p>
        </text:list-item>
        <text:list-item>
          <text:p text:style-name="P6">GPU memory management strategy</text:p>
        </text:list-item>
        <text:list-item>
          <text:p text:style-name="P6">Batch size tuning</text:p>
        </text:list-item>
        <text:list-item>
          <text:p text:style-name="P6">Version control (Git)</text:p>
        </text:list-item>
        <text:list-item>
          <text:p text:style-name="P6">Environment reproducibility (Conda/Docker)</text:p>
        </text:list-item>
        <text:list-item>
          <text:p text:style-name="P6">Backup strategy</text:p>
        </text:list-item>
      </text:list>
      <text:p text:style-name="Text_20_body">This section makes you look mature.</text:p>
      <text:p text:style-name="Horizontal_20_Line"/>
      <text:h text:style-name="Heading_20_1" text:outline-level="1"><text:soft-page-break/>🗓 6. Project Timeline</text:h>
      <text:p text:style-name="Text_20_body">Break into phases:</text:p>
      <text:list text:style-name="L7">
        <text:list-item>
          <text:p text:style-name="P7">Literature review</text:p>
        </text:list-item>
        <text:list-item>
          <text:p text:style-name="P7">Environment setup + ROCm validation</text:p>
        </text:list-item>
        <text:list-item>
          <text:p text:style-name="P7">Dataset preprocessing</text:p>
        </text:list-item>
        <text:list-item>
          <text:p text:style-name="P7">Baseline model implementation</text:p>
        </text:list-item>
        <text:list-item>
          <text:p text:style-name="P7">Initial training runs</text:p>
        </text:list-item>
        <text:list-item>
          <text:p text:style-name="P7">Hyperparameter tuning</text:p>
        </text:list-item>
        <text:list-item>
          <text:p text:style-name="P7">Evaluation + analysis</text:p>
        </text:list-item>
        <text:list-item>
          <text:p text:style-name="P7">Writing phase</text:p>
        </text:list-item>
        <text:list-item>
          <text:p text:style-name="P7">Buffer time for debugging/integration issues</text:p>
        </text:list-item>
      </text:list>
      <text:p text:style-name="Text_20_body">Explicitly mention contingency time.</text:p>
      <text:p text:style-name="Text_20_body">Supervisors love that.</text:p>
      <text:p text:style-name="Horizontal_20_Line"/>
      <text:h text:style-name="Heading_20_1" text:outline-level="1">⚠️ 7. Risk Assessment</text:h>
      <text:p text:style-name="Text_20_body">Examples:</text:p>
      <text:p text:style-name="Text_20_body">Technical risks:</text:p>
      <text:list text:style-name="L8">
        <text:list-item>
          <text:p text:style-name="P8">ROCm compatibility issues</text:p>
        </text:list-item>
        <text:list-item>
          <text:p text:style-name="P8">GPU memory constraints</text:p>
        </text:list-item>
        <text:list-item>
          <text:p text:style-name="P8">Long training times</text:p>
        </text:list-item>
      </text:list>
      <text:p text:style-name="Text_20_body">Mitigation:</text:p>
      <text:list text:style-name="L9">
        <text:list-item>
          <text:p text:style-name="P9">Early environment testing</text:p>
        </text:list-item>
        <text:list-item>
          <text:p text:style-name="P9">Batch size reduction</text:p>
        </text:list-item>
        <text:list-item>
          <text:p text:style-name="P9">Model simplification fallback</text:p>
        </text:list-item>
        <text:list-item>
          <text:p text:style-name="P9">CPU validation tests</text:p>
        </text:list-item>
        <text:list-item>
          <text:p text:style-name="P9">Scheduled buffer time</text:p>
        </text:list-item>
      </text:list>
      <text:p text:style-name="Text_20_body">This is where you translate anxiety into professionalism.</text:p>
      <text:p text:style-name="Horizontal_20_Line"/>
      <text:h text:style-name="Heading_20_1" text:outline-level="1"><text:soft-page-break/>📊 8. Expected Outcomes</text:h>
      <text:list text:style-name="L10">
        <text:list-item>
          <text:p text:style-name="P10">Trained dehazing model</text:p>
        </text:list-item>
        <text:list-item>
          <text:p text:style-name="P10">Quantitative evaluation results</text:p>
        </text:list-item>
        <text:list-item>
          <text:p text:style-name="P10">Comparative performance analysis</text:p>
        </text:list-item>
        <text:list-item>
          <text:p text:style-name="P10">Discussion of limitations</text:p>
        </text:list-item>
        <text:list-item>
          <text:p text:style-name="P10">Potential improvements</text:p>
        </text:list-item>
      </text:list>
      <text:p text:style-name="Horizontal_20_Line"/>
      <text:h text:style-name="Heading_20_1" text:outline-level="1">📎 9. Ethical &amp; Reproducibility Considerations</text:h>
      <text:p text:style-name="Text_20_body">Even if light:</text:p>
      <text:list text:style-name="L11">
        <text:list-item>
          <text:p text:style-name="P11">Dataset licensing</text:p>
        </text:list-item>
        <text:list-item>
          <text:p text:style-name="P11">Bias in dataset</text:p>
        </text:list-item>
        <text:list-item>
          <text:p text:style-name="P11">Reproducibility (seed setting, version control)</text:p>
        </text:list-item>
        <text:list-item>
          <text:p text:style-name="P11">Transparency of training setup</text:p>
        </text:list-item>
      </text:list>
      <text:p text:style-name="Horizontal_20_Line"/>
      <text:h text:style-name="Heading_20_1" text:outline-level="1">🏁 10. Conclusion</text:h>
      <text:list text:style-name="L12">
        <text:list-item>
          <text:p text:style-name="P12">Restate aims</text:p>
        </text:list-item>
        <text:list-item>
          <text:p text:style-name="P12">Confirm feasibility</text:p>
        </text:list-item>
        <text:list-item>
          <text:p text:style-name="P12">Emphasize structured plan and risk mitigation</text:p>
        </text:list-item>
      </text:list>
      <text:p text:style-name="Text_20_body">Confident tone. Not defensiv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21:46:35.361799022</meta:creation-date>
    <dc:date>2026-02-18T22:10:03.300931618</dc:date>
    <meta:editing-duration>PT12M36S</meta:editing-duration>
    <meta:editing-cycles>1</meta:editing-cycles>
    <meta:document-statistic meta:table-count="0" meta:image-count="0" meta:object-count="0" meta:page-count="4" meta:paragraph-count="93" meta:word-count="391" meta:character-count="2505" meta:non-whitespace-character-count="2268"/>
    <meta:generator>LibreOffice/25.8.4.2$Linux_X86_64 LibreOffice_project/580$Build-2</meta:generator>
  </office:meta>
</office:document-meta>
</file>